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CollectionTests.test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CollectionTests.test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CollectionTests.testClas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ChoiceBetweenSetAn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CollectionTests.testClas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InvalidBeanNam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MapWithLiteral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AndSe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CollectionTests.testPopulatedId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CollectionTests.testRefSub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CollectionTests.testPropertyWithIdRefBeanAttrSub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CollectionTests.tes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CollectionTests.load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CollectionTests.testEmpty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CollectionTests.testLi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CollectionTests.testEnumS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CollectionTests.testMapWithLiteralsReferencesAn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BeanCollectionTests.testPopula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CollectionTests.testRefSubelementsBuildCollectionWithProt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AndSet.MapAndS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CollectionTests.testPropertyWithLiteralValueSub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CollectionTests.testMapWithLiteralsAndPrototype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BeanCollectionTests.testBuildCollectionFromMixtureOfReferencesAn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CollectionTests.testPrototypeLi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AndSet.MapAnd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CollectionTests.testS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CollectionTests.testPopulated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PrototypeMap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CollectionTests.testMap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CollectionTests.test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MapWithLiteralsAn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CollectionTests.testRefSubelementsBuild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CollectionTests.testPopulatedConcurr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CollectionTests.testCollectionFactory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CollectionTests.testPropertyWithIdRefLocalAttrSub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CollectionTests.testRefSubelementsBuildCollectionFromSingl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CollectionTests.testPrototypeS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